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2" table:default-cell-style-name="ce6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16"/>
        <table:table-column table:style-name="co3" table:number-columns-repeated="1018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ong</text:p>
          </table:table-cell>
          <table:table-cell table:style-name="ce10" table:formula="of:=[.D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3" office:value-type="date" office:date-value="2018-12-09" calcext:value-type="date">
            <text:p>12/09/18</text:p>
          </table:table-cell>
          <table:table-cell table:style-name="ce13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Start Time</text:p>
          </table:table-cell>
          <table:table-cell table:style-name="ce7"/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7" table:number-columns-repeated="1000"/>
        </table:table-row>
        <table:table-row table:style-name="ro2">
          <table:table-cell table:style-name="ce3" office:value-type="string" calcext:value-type="string">
            <text:p>Warm up 1</text:p>
          </table:table-cell>
          <table:table-cell table:style-name="ce8" table:number-columns-repeated="3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8" table:number-columns-repeated="870"/>
        </table:table-row>
        <table:table-row table:style-name="ro1">
          <table:table-cell table:style-name="ce4"/>
          <table:table-cell office:value-type="string" calcext:value-type="string">
            <text:p>Ramone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Am Pentatonic Scale</text:p>
          </table:table-cell>
          <table:table-cell table:number-columns-repeated="2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 table:style-name="ce5"/>
          <table:table-cell office:value-type="string" calcext:value-type="string">
            <text:p>Do Re Me Scale</text:p>
          </table:table-cell>
          <table:table-cell table:number-columns-repeated="2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5"/>
          <table:table-cell office:value-type="string" calcext:value-type="string">
            <text:p>Em Scale Run</text:p>
          </table:table-cell>
          <table:table-cell table:number-columns-repeated="2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4"/>
          <table:table-cell office:value-type="string" calcext:value-type="string">
            <text:p>Am Pentatonic Scale in 5ths</text:p>
          </table:table-cell>
          <table:table-cell table:number-columns-repeated="2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Justin’s Blues Test</text:p>
          </table:table-cell>
          <table:table-cell table:number-columns-repeated="2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5"/>
          <table:table-cell office:value-type="string" calcext:value-type="string">
            <text:p>Peg – Fast Run</text:p>
          </table:table-cell>
          <table:table-cell table:number-columns-repeated="2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4"/>
          <table:table-cell office:value-type="string" calcext:value-type="string">
            <text:p>How to tap</text:p>
          </table:table-cell>
          <table:table-cell table:number-columns-repeated="2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Cities On Flame With Rock and Roll</text:p>
          </table:table-cell>
          <table:table-cell table:number-columns-repeated="2"/>
          <table:table-cell table:number-columns-repeated="3" table:style-name="ce12" office:value-type="string" calcext:value-type="string">
            <text:p>♫</text:p>
          </table:table-cell>
          <table:table-cell table:number-columns-repeated="1017"/>
        </table:table-row>
        <table:table-row table:style-name="ro1">
          <table:table-cell table:style-name="ce5"/>
          <table:table-cell office:value-type="string" calcext:value-type="string">
            <text:p>I Looked Away</text:p>
          </table:table-cell>
          <table:table-cell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Crossroads</text:p>
          </table:table-cell>
          <table:table-cell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Why Does Love Got To Be So Sad</text:p>
          </table:table-cell>
          <table:table-cell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Dirty Love</text:p>
          </table:table-cell>
          <table:table-cell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5"/>
          <table:table-cell office:value-type="string" calcext:value-type="string">
            <text:p>Buck’s Boggie</text:p>
          </table:table-cell>
          <table:table-cell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Paint It Black</text:p>
          </table:table-cell>
          <table:table-cell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5"/>
          <table:table-cell office:value-type="string" calcext:value-type="string">
            <text:p>Back In Black</text:p>
          </table:table-cell>
          <table:table-cell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 calcext:value-type="string">
            <text:p>Peg 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I Feel Fine</text:p>
          </table:table-cell>
          <table:table-cell table:number-columns-repeated="16"/>
          <table:table-cell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5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Some Girls Are Bigger Than Others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5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Rhythmbox Practice List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0"/>
        </table:table-row>
        <table:table-row table:style-name="ro1">
          <table:table-cell table:style-name="ce5"/>
          <table:table-cell office:value-type="string" calcext:value-type="string">
            <text:p>Notebook</text:p>
          </table:table-cell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000"/>
        </table:table-row>
        <table:table-row table:style-name="ro1">
          <table:table-cell table:style-name="ce5"/>
          <table:table-cell table:style-name="ce9" office:value-type="string" calcext:value-type="string">
            <text:p>1 2 5</text:p>
          </table:table-cell>
          <table:table-cell table:style-name="ce9" table:number-columns-repeated="2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I’m Not Talking</text:p>
          </table:table-cell>
          <table:table-cell table:number-columns-repeated="6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Little Girl</text:p>
          </table:table-cell>
          <table:table-cell table:number-columns-repeated="6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Ain’t It Fun</text:p>
          </table:table-cell>
          <table:table-cell table:number-columns-repeated="6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1012"/>
        </table:table-row>
        <table:table-row table:style-name="ro1">
          <table:table-cell table:style-name="ce5"/>
          <table:table-cell office:value-type="string" calcext:value-type="string">
            <text:p>A Warrior’s Call</text:p>
          </table:table-cell>
          <table:table-cell table:number-columns-repeated="6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Noodling</text:p>
          </table:table-cell>
          <table:table-cell table:number-columns-repeated="6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 table:style-name="ce4"/>
          <table:table-cell table:number-columns-repeated="3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pen G Tuning</text:p>
          </table:table-cell>
          <table:table-cell table:number-columns-repeated="5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4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4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office:forms form:automatic-focus="false" form:apply-design-mode="false"/>
        <table:table-column table:style-name="co3" table:number-columns-repeated="2" table:default-cell-style-name="ce14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4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4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4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4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4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4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4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4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4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4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4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 style:data-style-name="N2" text:time-value="20:24:19.393870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09T20:25:16.799167085</dc:date>
    <meta:editing-duration>P2DT23H16M58S</meta:editing-duration>
    <meta:editing-cycles>33</meta:editing-cycles>
    <meta:document-statistic meta:table-count="2" meta:cell-count="268" meta:object-count="0"/>
  </office:meta>
</office:document-meta>
</file>